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007cm" svg:height="2.711cm" svg:x="1.005cm" svg:y="1.083cm">
          <draw:image xlink:href="../pngs/walden-set-B-a-no1.png" xlink:type="simple" xlink:show="embed" xlink:actuate="onLoad">
            <text:p/>
          </draw:image>
        </draw:frame>
        <draw:frame draw:style-name="gr1" draw:text-style-name="P1" draw:layer="layout" svg:width="6.687cm" svg:height="2.739cm" svg:x="8.212cm" svg:y="1.144cm">
          <draw:image xlink:href="../pngs/walden-set-B-a-no2.png" xlink:type="simple" xlink:show="embed" xlink:actuate="onLoad">
            <text:p/>
          </draw:image>
        </draw:frame>
        <draw:frame draw:style-name="gr1" draw:text-style-name="P1" draw:layer="layout" svg:width="6.196cm" svg:height="2.705cm" svg:x="15.051cm" svg:y="1.097cm">
          <draw:image xlink:href="../pngs/walden-set-B-a-no3.png" xlink:type="simple" xlink:show="embed" xlink:actuate="onLoad">
            <text:p/>
          </draw:image>
        </draw:frame>
        <draw:frame draw:style-name="gr1" draw:text-style-name="P1" draw:layer="layout" svg:width="13.67cm" svg:height="3.823cm" svg:x="0.946cm" svg:y="3.894cm">
          <draw:image xlink:href="../pngs/walden-set-B-b.png" xlink:type="simple" xlink:show="embed" xlink:actuate="onLoad">
            <text:p/>
          </draw:image>
        </draw:frame>
        <draw:frame draw:style-name="gr1" draw:text-style-name="P1" draw:layer="layout" svg:width="18.202cm" svg:height="2.649cm" svg:x="0.995cm" svg:y="7.848cm">
          <draw:image xlink:href="../pngs/walden-set-B-c-no1.png" xlink:type="simple" xlink:show="embed" xlink:actuate="onLoad">
            <text:p/>
          </draw:image>
        </draw:frame>
        <draw:frame draw:style-name="gr1" draw:text-style-name="P1" draw:layer="layout" svg:width="11.407cm" svg:height="2.713cm" svg:x="1cm" svg:y="10.652cm">
          <draw:image xlink:href="../pngs/walden-set-B-c-no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3T15:51:17.286191000</meta:creation-date>
    <dc:date>2016-11-13T15:58:10.637836000</dc:date>
    <meta:editing-duration>PT1M38S</meta:editing-duration>
    <meta:editing-cycles>1</meta:editing-cycles>
    <meta:generator>LibreOffice/5.1.4.2$MacOSX_X86_64 LibreOffice_project/f99d75f39f1c57ebdd7ffc5f42867c12031db97a</meta:generator>
    <meta:document-statistic meta:object-count="6"/>
  </office:meta>
</office:document-meta>
</file>